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Roboto Mono" svg:font-family="'Roboto Mono'"/>
    <style:font-face style:name="inherit" svg:font-family="inherit"/>
    <style:font-face style:name="Waree" svg:font-family="Waree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Waree" fo:font-size="12pt" officeooo:rsid="004e639c" officeooo:paragraph-rsid="000ab24a" style:font-size-asian="12pt" style:font-size-complex="12pt"/>
    </style:style>
    <style:style style:name="P2" style:family="paragraph" style:parent-style-name="Standard">
      <style:text-properties style:font-name="Waree" fo:font-size="12pt" officeooo:rsid="000ab24a" officeooo:paragraph-rsid="000ab24a" style:font-size-asian="12pt" style:font-size-complex="12pt"/>
    </style:style>
    <style:style style:name="P3" style:family="paragraph" style:parent-style-name="Standard">
      <style:text-properties style:font-name="Waree" fo:font-size="12pt" officeooo:rsid="000e51b4" officeooo:paragraph-rsid="000e51b4" style:font-size-asian="12pt" style:font-size-complex="12pt"/>
    </style:style>
    <style:style style:name="T1" style:family="text">
      <style:text-properties officeooo:rsid="00600dc7"/>
    </style:style>
    <style:style style:name="T2" style:family="text">
      <style:text-properties fo:font-variant="normal" fo:text-transform="none" style:font-name="Roboto Mono" fo:font-size="9pt" fo:letter-spacing="normal" fo:font-style="normal" fo:font-weight="normal"/>
    </style:style>
    <style:style style:name="T3" style:family="text">
      <style:text-properties fo:font-variant="normal" fo:text-transform="none" style:font-name="Roboto Mono" fo:font-size="9pt" fo:letter-spacing="normal" fo:font-style="normal" fo:font-weight="normal" loext:padding="0cm" loext:border="none"/>
    </style:style>
    <style:style style:name="T4" style:family="text">
      <style:text-properties fo:font-variant="normal" fo:text-transform="none" style:font-name="inherit" fo:font-size="9pt" fo:letter-spacing="normal" fo:font-style="normal" fo:font-weight="bold" loext:padding="0cm" loext:border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px create-react-app <text:span text:style-name="T1">nome-do-app</text:span></text:p>
      <text:p text:style-name="P2">npm add styled-components</text:p>
      <text:p text:style-name="P2"><text:a xlink:type="simple" xlink:href="https://fonts.google.com/specimen/Roboto?sidebar.open&amp;selection.family=Roboto:wght@400;500" text:style-name="Internet_20_link" text:visited-style-name="Visited_20_Internet_20_Link">https://fonts.google.com/specimen/Roboto?sidebar.open&amp;selection.family=Roboto:wght@400;500</text:a></text:p>
      <text:p text:style-name="P2"><text:span text:style-name="T2">@import url('</text:span><text:a xlink:type="simple" xlink:href="https://fonts.googleapis.com/css2?family=Roboto:wght@400;500&amp;display=swap" text:style-name="Internet_20_link" text:visited-style-name="Visited_20_Internet_20_Link"><text:span text:style-name="T2">https://fonts.googleapis.com/css2?</text:span></text:a><text:a xlink:type="simple" xlink:href="https://fonts.googleapis.com/css2?family=Roboto:wght@400;500&amp;display=swap" text:style-name="Internet_20_link" text:visited-style-name="Visited_20_Internet_20_Link"><text:span text:style-name="T3">family=</text:span></text:a><text:a xlink:type="simple" xlink:href="https://fonts.googleapis.com/css2?family=Roboto:wght@400;500&amp;display=swap" text:style-name="Internet_20_link" text:visited-style-name="Visited_20_Internet_20_Link"><text:span text:style-name="T4">Roboto:wght@400;500</text:span></text:a><text:a xlink:type="simple" xlink:href="https://fonts.googleapis.com/css2?family=Roboto:wght@400;500&amp;display=swap" text:style-name="Internet_20_link" text:visited-style-name="Visited_20_Internet_20_Link"><text:span text:style-name="T3">&amp;</text:span></text:a><text:a xlink:type="simple" xlink:href="https://fonts.googleapis.com/css2?family=Roboto:wght@400;500&amp;display=swap" text:style-name="Internet_20_link" text:visited-style-name="Visited_20_Internet_20_Link"><text:span text:style-name="T2">display=swap</text:span></text:a><text:span text:style-name="T2">');</text:span></text:p>
      <text:p text:style-name="P2"><text:span text:style-name="T2"/></text:p>
      <text:p text:style-name="P3"><text:span text:style-name="T2">npm add react-icons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Roboto Mono" svg:font-family="'Roboto Mono'"/>
    <style:font-face style:name="inherit" svg:font-family="inherit"/>
    <style:font-face style:name="Waree" svg:font-family="Waree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08T00:04:32.271057028</meta:creation-date>
    <dc:date>2020-07-08T00:50:06.246706532</dc:date>
    <meta:editing-duration>PT45M33S</meta:editing-duration>
    <meta:editing-cycles>5</meta:editing-cycles>
    <meta:generator>LibreOffice/6.4.4.2$Linux_X86_64 LibreOffice_project/40$Build-2</meta:generator>
    <meta:document-statistic meta:table-count="0" meta:image-count="0" meta:object-count="0" meta:page-count="1" meta:paragraph-count="5" meta:word-count="12" meta:character-count="255" meta:non-whitespace-character-count="248"/>
  </office:meta>
</office:document-meta>
</file>